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1ba6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=== ATÉ SEXTA TERMINAR: ===</text:p>
      <text:p text:style-name="Standard"/>
      <text:p text:style-name="Standard">1- MINI CURSO RESTFUL DE 1 hora</text:p>
      <text:p text:style-name="Standard">https://www.youtube.com/watch?v=AgkkWWDpEKY&amp;list=PL8iIphQOyG-B0cdIn3_-agWEYaEsdTVYI</text:p>
      <text:p text:style-name="Standard"/>
      <text:p text:style-name="Standard">2- CURSO DE RESTFUL DE 1 HORA E 11 MIN</text:p>
      <text:p text:style-name="Standard">https://www.youtube.com/watch?v=KXTOVbj2NEE&amp;list=PLi75dzoFwEbrKsOZsp_bVS4_dHl2sZBva</text:p>
      <text:p text:style-name="Standard"/>
      <text:p text:style-name="Standard">==================================</text:p>
      <text:p text:style-name="Standard"/>
      <text:p text:style-name="Standard">=== ATÉ TERÇA TERMINAR: ===</text:p>
      <text:p text:style-name="Standard"/>
      <text:p text:style-name="Standard">3- CURSO DE JAVA SWING - 2 HORAS</text:p>
      <text:p text:style-name="Standard">https://www.youtube.com/watch?v=w7EQDB7m9tc</text:p>
      <text:p text:style-name="Standard">https://www.youtube.com/watch?v=Wo8QMwywTXI</text:p>
      <text:p text:style-name="Standard">https://www.youtube.com/watch?v=Y9v5NsGFJ_o</text:p>
      <text:p text:style-name="Standard">https://www.youtube.com/watch?v=ZLnIOBUcCsw</text:p>
      <text:p text:style-name="Standard"/>
      <text:p text:style-name="Standard">==================================</text:p>
      <text:p text:style-name="Standard"/>
      <text:p text:style-name="Standard">=== ATÉ QUARTA TERMINAR: ===</text:p>
      <text:p text:style-name="Standard"/>
      <text:p text:style-name="Standard">3- O QUE É LAMBDA?</text:p>
      <text:p text:style-name="P1">https://www.youtube.com/watch?v=lEo4bN-2ysQ</text:p>
      <text:p text:style-name="Standard"/>
      <text:p text:style-name="Standard">4- CURSO DE JAVA 8 DE 1 HORA E 12 MIN</text:p>
      <text:p text:style-name="Standard">https://www.youtube.com/watch?v=GddwSRSjzbs&amp;list=PL8iIphQOyG-D3Jm8Fg5YlUPxCfL1JK9jf</text:p>
      <text:p text:style-name="Standard"/>
      <text:p text:style-name="Standard">5- Algumas outras explicações Orientação Objetos:</text:p>
      <text:p text:style-name="Standard">https://www.youtube.com/watch?v=6uLLfRNgRA4</text:p>
      <text:p text:style-name="Standard">https://www.youtube.com/watch?v=6BxJrydcOk8</text:p>
      <text:p text:style-name="Standard">https://www.youtube.com/watch?v=POEf8DKZWds</text:p>
      <text:p text:style-name="Standard">https://www.youtube.com/watch?v=h-R4mWzmRKc</text:p>
      <text:p text:style-name="Standard"/>
      <text:p text:style-name="Standard">6- HashMap, ArrayList</text:p>
      <text:p text:style-name="Standard">https://www.youtube.com/watch?v=xxanmqG4z4Q</text:p>
      <text:p text:style-name="Standard">https://www.youtube.com/watch?v=6BxJrydcOk8</text:p>
      <text:p text:style-name="Standard"/>
      <text:p text:style-name="Standard">7- JAVA WEB SUBSTITUINDO J<text:span text:style-name="T1">D</text:span>BC POR HIBERNATE</text:p>
      <text:p text:style-name="Standard">https://www.youtube.com/watch?v=1NOHCLVSAUg</text:p>
      <text:p text:style-name="Standard">https://www.youtube.com/watch?v=y-kdUI9bL8Y</text:p>
      <text:p text:style-name="Standard">https://www.youtube.com/watch?v=s40nNkkUEtY</text:p>
      <text:p text:style-name="Standard"/>
      <text:p text:style-name="Standard">==================================</text:p>
      <text:p text:style-name="Standard"/>
      <text:p text:style-name="Standard">=== TERMINAR ATÉ TERÇA DIA 22: ===</text:p>
      <text:p text:style-name="Standard"/>
      <text:p text:style-name="Standard">8- CURSO DE SPRING BOOT COM JAVA WEB - 3 HORAS E 15MIN</text:p>
      <text:p text:style-name="Standard"><text:soft-page-break/>https://www.youtube.com/watch?v=OHn1jLHGptw&amp;list=PL8iIphQOyG-DHLpEx1TPItqJamy08fs1D</text:p>
      <text:p text:style-name="Standard"/>
      <text:p text:style-name="Standard">9- CURSO DE SPRING BOOT COM API REST - 1 HORA E 30 MIN</text:p>
      <text:p text:style-name="Standard">https://www.youtube.com/watch?v=bpBRFNKg8k4&amp;list=PL8iIphQOyG-D2FP9wkg12AavzmVRWEcnJ</text:p>
      <text:p text:style-name="Standard"/>
      <text:p text:style-name="Standard">OBS: Ela tem um curso complementar desse com servidor cloud amazon (AWS), mas se tiver</text:p>
      <text:p text:style-name="Standard">interesse veja na sua. É bom saber i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8:14:37.219000000</meta:creation-date>
    <dc:date>2021-03-18T13:51:09.141000000</dc:date>
    <meta:editing-duration>PT1H16M9S</meta:editing-duration>
    <meta:editing-cycles>1</meta:editing-cycles>
    <meta:document-statistic meta:table-count="0" meta:image-count="0" meta:object-count="0" meta:page-count="2" meta:paragraph-count="38" meta:word-count="151" meta:character-count="1738" meta:non-whitespace-character-count="1625"/>
    <meta:generator>LibreOffice/6.1.1.2$Windows_X86_64 LibreOffice_project/5d19a1bfa650b796764388cd8b33a5af1f5baa1b</meta:generator>
  </office:meta>
</office:document-meta>
</file>